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7.0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8f4e" officeooo:paragraph-rsid="001f8f4e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f8f4e" officeooo:paragraph-rsid="001f8f4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rsid="00236594" officeooo:paragraph-rsid="00236594"/>
    </style:style>
    <style:style style:name="P4" style:family="paragraph" style:parent-style-name="Standard">
      <style:text-properties officeooo:rsid="00245d86" officeooo:paragraph-rsid="00245d86"/>
    </style:style>
    <style:style style:name="P5" style:family="paragraph" style:parent-style-name="Standard">
      <style:text-properties officeooo:rsid="0027d483" officeooo:paragraph-rsid="0027d483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1f8f4e" officeooo:paragraph-rsid="001f8f4e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212ccb" officeooo:paragraph-rsid="00212ccb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2185ee" officeooo:paragraph-rsid="002185ee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236594" officeooo:paragraph-rsid="00236594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27d483" officeooo:paragraph-rsid="0027d483"/>
    </style:style>
    <style:style style:name="P11" style:family="paragraph" style:parent-style-name="Table_20_Contents">
      <style:text-properties officeooo:rsid="00212ccb" officeooo:paragraph-rsid="00212ccb"/>
    </style:style>
    <style:style style:name="P12" style:family="paragraph" style:parent-style-name="Table_20_Contents">
      <style:text-properties style:text-underline-style="none" officeooo:rsid="00212ccb" officeooo:paragraph-rsid="00212ccb"/>
    </style:style>
    <style:style style:name="P13" style:family="paragraph" style:parent-style-name="Table_20_Contents">
      <style:text-properties officeooo:rsid="002185ee" officeooo:paragraph-rsid="002185ee"/>
    </style:style>
    <style:style style:name="P14" style:family="paragraph" style:parent-style-name="Table_20_Contents">
      <style:text-properties officeooo:rsid="0021b4ce" officeooo:paragraph-rsid="0021b4ce"/>
    </style:style>
    <style:style style:name="P15" style:family="paragraph" style:parent-style-name="Table_20_Contents">
      <style:text-properties officeooo:rsid="00236594" officeooo:paragraph-rsid="00236594"/>
    </style:style>
    <style:style style:name="P16" style:family="paragraph" style:parent-style-name="Table_20_Contents">
      <style:text-properties officeooo:rsid="0025eb00" officeooo:paragraph-rsid="00236594"/>
    </style:style>
    <style:style style:name="P17" style:family="paragraph" style:parent-style-name="Table_20_Contents">
      <style:text-properties officeooo:rsid="0025eb00" officeooo:paragraph-rsid="0025eb00"/>
    </style:style>
    <style:style style:name="P18" style:family="paragraph" style:parent-style-name="Table_20_Contents">
      <style:text-properties officeooo:rsid="0026579a" officeooo:paragraph-rsid="0026579a"/>
    </style:style>
    <style:style style:name="P19" style:family="paragraph" style:parent-style-name="Table_20_Contents">
      <style:text-properties officeooo:rsid="0027d483" officeooo:paragraph-rsid="0027d483"/>
    </style:style>
    <style:style style:name="T1" style:family="text">
      <style:text-properties officeooo:rsid="002185ee"/>
    </style:style>
    <style:style style:name="T2" style:family="text">
      <style:text-properties officeooo:rsid="0021b4ce"/>
    </style:style>
    <style:style style:name="T3" style:family="text">
      <style:text-properties officeooo:rsid="00245d86"/>
    </style:style>
    <style:style style:name="T4" style:family="text">
      <style:text-properties officeooo:rsid="0025eb00"/>
    </style:style>
    <style:style style:name="T5" style:family="text">
      <style:text-properties officeooo:rsid="002657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 case’s description</text:p>
      <text:p text:style-name="P3">0. Vocabulary</text:p>
      <text:p text:style-name="P3"/>
      <text:p text:style-name="P4">Ernest user : the one that answer the questions of the configurator</text:p>
      <text:p text:style-name="P4">Ernest admin : the one that have the privileges to configure, change and delete the configurators of hims.</text:p>
      <text:p text:style-name="P3"/>
      <text:p text:style-name="P3">statistics : raw numbers statistically describing data </text:p>
      <text:p text:style-name="P3">statistics description : <text:span text:style-name="T4">a statistics description is a statistic desired</text:span> by the Ernest administrator</text:p>
      <text:p text:style-name="P4">configurator template : describes the questions of the configurator, the answers of the configurator and everything about how the configurator is displayed to the Ernest user</text:p>
      <text:p text:style-name="P1"/>
      <text:p text:style-name="P1"/>
      <text:p text:style-name="P1"/>
      <text:p text:style-name="P1">1.Configurator Use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Ernest User</text:p>
            <text:p text:style-name="P11">1. The user starts the configurator</text:p>
            <text:p text:style-name="P11"/>
            <text:p text:style-name="P11"/>
            <text:p text:style-name="P11">3. The user answer the questions of the configurator</text:p>
            <text:p text:style-name="P11"/>
            <text:p text:style-name="P11"/>
            <text:p text:style-name="P11">5. The user either stops to use the configurator or finish till the end</text:p>
          </table:table-cell>
          <table:table-cell table:style-name="Tableau1.A1" office:value-type="string">
            <text:p text:style-name="P7">Json</text:p>
            <text:p text:style-name="P12"/>
            <text:p text:style-name="P12"/>
            <text:p text:style-name="P12">2. JSON takes note that a user started the configurator</text:p>
            <text:p text:style-name="P12"/>
            <text:p text:style-name="P12"/>
            <text:p text:style-name="P12">4. JSON records the user behaviour</text:p>
            <text:p text:style-name="P12"/>
            <text:p text:style-name="P12"/>
            <text:p text:style-name="P12"/>
            <text:p text:style-name="P12">6. Json sends data to the database</text:p>
          </table:table-cell>
          <table:table-cell table:style-name="Tableau1.C1" office:value-type="string">
            <text:p text:style-name="P7">Database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1">7</text:span>. The data are recorded </text:p>
          </table:table-cell>
        </table:table-row>
      </table:table>
      <text:p text:style-name="P1"/>
      <text:p text:style-name="P1"/>
      <text:p text:style-name="P1"/>
      <text:p text:style-name="P1">2.Add a configurator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Ernest admin</text:p>
            <text:p text:style-name="P13">1. The admin decides to create a new configurator</text:p>
            <text:p text:style-name="P13">2. The admin configures the questions to be asked to the customer</text:p>
            <text:p text:style-name="P13">3. The admin configures the statistics to be created</text:p>
            <text:p text:style-name="P13">4. The admin confirm the creation</text:p>
          </table:table-cell>
          <table:table-cell table:style-name="Tableau2.B1" office:value-type="string">
            <text:p text:style-name="P8">Database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5. The <text:span text:style-name="T2">database records the configurator template</text:span></text:p>
            <text:p text:style-name="P14">6. The database records <text:s/><text:span text:style-name="T3">the statistics description</text:span></text:p>
          </table:table-cell>
        </table:table-row>
      </table:table>
      <text:p text:style-name="P1"/>
      <text:p text:style-name="P1"/>
      <text:p text:style-name="P1"/>
      <text:p text:style-name="P1">3.Modify a configurator</text:p>
      <text:p text:style-name="P1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Ernest admin</text:p>
            <text:p text:style-name="P15">1. The admin decides to modify a configurator</text:p>
            <text:p text:style-name="P15">2. The admin modifies the questions to be changed or suppress</text:p>
            <text:p text:style-name="P15">3. The admin confirms the change</text:p>
            <text:p text:style-name="P15"/>
            <text:p text:style-name="P15"/>
            <text:p text:style-name="P15"/>
            <text:p text:style-name="P15"/>
            <text:p text:style-name="P15">6. The admin deletes statistics <text:span text:style-name="T5">descriptions</text:span></text:p>
            <text:p text:style-name="P17">7. The admin confirms the changes</text:p>
            <text:p text:style-name="P15"/>
            <text:p text:style-name="P16"/>
            <text:p text:style-name="P18">10. The admin add statistics descriptions</text:p>
            <text:p text:style-name="P18">11. The admin confirms the changes</text:p>
          </table:table-cell>
          <table:table-cell table:style-name="Tableau3.B1" office:value-type="string">
            <text:p text:style-name="P9">Database</text:p>
            <text:p text:style-name="P15"/>
            <text:p text:style-name="P15"/>
            <text:p text:style-name="P15"/>
            <text:p text:style-name="P15"/>
            <text:p text:style-name="P15">4. The database records the changes of the configurator <text:span text:style-name="T3">template</text:span></text:p>
            <text:p text:style-name="P15">5. The database deletes statistics that are not relevant anymore</text:p>
            <text:p text:style-name="P15"/>
            <text:p text:style-name="P15"><text:span text:style-name="T4">8</text:span>. The database deletes statistics</text:p>
            <text:p text:style-name="P17">9. The database deletes statistics description that are not relevant anymore</text:p>
            <text:p text:style-name="P17"/>
            <text:p text:style-name="P17"/>
            <text:p text:style-name="P18">12. The database adds the statistics description</text:p>
          </table:table-cell>
        </table:table-row>
      </table:table>
      <text:p text:style-name="P1"/>
      <text:p text:style-name="P5">4. Displaying statistics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0">Ernest admin</text:p>
            <text:p text:style-name="P19">1. The admin chooses the configurator</text:p>
            <text:p text:style-name="P19">2. The admin chooses which statistics he wants to see</text:p>
            <text:p text:style-name="P19"/>
            <text:p text:style-name="P19"/>
            <text:p text:style-name="P19">4. Statistics are displayed</text:p>
            <text:p text:style-name="P19"/>
            <text:p text:style-name="P19"/>
          </table:table-cell>
          <table:table-cell table:style-name="Tableau4.B1" office:value-type="string">
            <text:p text:style-name="P10">Database</text:p>
            <text:p text:style-name="P19"/>
            <text:p text:style-name="P19"/>
            <text:p text:style-name="P19"/>
            <text:p text:style-name="P19">3. The related (and relevant) statistics are refactored</text:p>
            <text:p text:style-name="P19"/>
            <text:p text:style-name="P19">5. The refactored statistics are recorded and the out-of-date statistics are deleted</text:p>
            <text:p text:style-name="P19"/>
          </table:table-cell>
        </table:table-row>
      </table:table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44:03.080000000</meta:creation-date>
    <dc:date>2018-12-06T13:35:26.816000000</dc:date>
    <meta:editing-duration>PT40M40S</meta:editing-duration>
    <meta:editing-cycles>8</meta:editing-cycles>
    <meta:generator>LibreOffice/6.1.3.2$Windows_X86_64 LibreOffice_project/86daf60bf00efa86ad547e59e09d6bb77c699acb</meta:generator>
    <meta:document-statistic meta:table-count="4" meta:image-count="0" meta:object-count="0" meta:page-count="2" meta:paragraph-count="50" meta:word-count="345" meta:character-count="2142" meta:non-whitespace-character-count="1844"/>
  </office:meta>
</office:document-meta>
</file>